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61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0.1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dash" draw:stroke-dash="Fine_20_Dashed"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fo:min-height="0.7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/>
    </style:style>
    <style:style style:name="T1" style:family="text">
      <style:text-properties fo:font-family="Arial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762cm" svg:height="1.639cm" svg:x="5.239cm" svg:y="2.276cm">
          <text:p text:style-name="P1"><text:span text:style-name="T1">Create</text:span></text:p>
          <text:p text:style-name="P1"><text:span text:style-name="T1">XenaInputSource</text:span></text:p>
          <text:p text:style-name="P1"><text:span text:style-name="T1">Object</text:span></text:p>
        </draw:rect>
        <draw:line draw:style-name="gr2" draw:text-style-name="P3" draw:layer="layout" svg:x1="7.566cm" svg:y1="3.915cm" svg:x2="4.736cm" svg:y2="5.9cm">
          <text:p text:style-name="P5"/>
        </draw:line>
        <draw:rect draw:style-name="gr1" draw:text-style-name="P2" draw:layer="layout" svg:width="4.762cm" svg:height="1.639cm" svg:x="6.693cm" svg:y="5.77cm">
          <text:p text:style-name="P1"><text:span text:style-name="T1">Guess input type</text:span></text:p>
        </draw:rect>
        <draw:rect draw:style-name="gr1" draw:text-style-name="P2" draw:layer="layout" svg:width="4.762cm" svg:height="1.347cm" svg:x="1.824cm" svg:y="9.21cm">
          <text:p text:style-name="P1"><text:span text:style-name="T1">Get Normaliser</text:span></text:p>
        </draw:rect>
        <draw:rect draw:style-name="gr1" draw:text-style-name="P2" draw:layer="layout" svg:width="4.762cm" svg:height="1.401cm" svg:x="5.528cm" svg:y="12.014cm">
          <text:p text:style-name="P1"><text:span text:style-name="T1">Create Output File</text:span></text:p>
        </draw:rect>
        <draw:rect draw:style-name="gr1" draw:text-style-name="P2" draw:layer="layout" svg:width="4.762cm" svg:height="1.321cm" svg:x="5.614cm" svg:y="14.396cm">
          <text:p text:style-name="P1"><text:span text:style-name="T1">Get meta data</text:span></text:p>
          <text:p text:style-name="P1"><text:span text:style-name="T1"><text:s/></text:span><text:span text:style-name="T1">wrapper</text:span></text:p>
        </draw:rect>
        <draw:rect draw:style-name="gr1" draw:text-style-name="P2" draw:layer="layout" svg:width="4.762cm" svg:height="1.639cm" svg:x="1.083cm" svg:y="5.877cm">
          <text:p text:style-name="P1"><text:span text:style-name="T1">Specify input type</text:span></text:p>
        </draw:rect>
        <draw:line draw:style-name="gr2" draw:text-style-name="P3" draw:layer="layout" svg:x1="7.566cm" svg:y1="3.916cm" svg:x2="8.943cm" svg:y2="5.715cm">
          <text:p text:style-name="P5"/>
        </draw:line>
        <draw:line draw:style-name="gr2" draw:text-style-name="P3" draw:layer="layout" svg:x1="4.259cm" svg:y1="7.541cm" svg:x2="9.869cm" svg:y2="9.075cm">
          <text:p text:style-name="P5"/>
        </draw:line>
        <draw:line draw:style-name="gr2" draw:text-style-name="P3" draw:layer="layout" svg:x1="8.996cm" svg:y1="7.382cm" svg:x2="10.689cm" svg:y2="9.128cm">
          <text:p text:style-name="P5"/>
        </draw:line>
        <draw:line draw:style-name="gr2" draw:text-style-name="P3" draw:layer="layout" svg:x1="4.154cm" svg:y1="10.557cm" svg:x2="6.112cm" svg:y2="12.012cm">
          <text:p text:style-name="P5"/>
        </draw:line>
        <draw:rect draw:style-name="gr1" draw:text-style-name="P2" draw:layer="layout" svg:width="4.762cm" svg:height="1.346cm" svg:x="8.358cm" svg:y="9.184cm">
          <text:p text:style-name="P1"><text:span text:style-name="T1">Specify</text:span></text:p>
          <text:p text:style-name="P1"><text:span text:style-name="T1"><text:s/></text:span><text:span text:style-name="T1">Normaliser</text:span></text:p>
        </draw:rect>
        <draw:line draw:style-name="gr2" draw:text-style-name="P3" draw:layer="layout" svg:x1="13.414cm" svg:y1="5.636cm" svg:x2="10.795cm" svg:y2="9.181cm">
          <text:p text:style-name="P5"/>
        </draw:line>
        <draw:line draw:style-name="gr3" draw:text-style-name="P3" draw:layer="layout" svg:x1="7.778cm" svg:y1="3.916cm" svg:x2="13.414cm" svg:y2="5.636cm">
          <text:p text:style-name="P5"/>
        </draw:line>
        <draw:line draw:style-name="gr2" draw:text-style-name="P3" draw:layer="layout" svg:x1="10.821cm" svg:y1="10.61cm" svg:x2="9.551cm" svg:y2="11.986cm">
          <text:p text:style-name="P5"/>
        </draw:line>
        <draw:line draw:style-name="gr2" draw:text-style-name="P3" draw:layer="layout" svg:x1="7.672cm" svg:y1="13.361cm" svg:x2="7.672cm" svg:y2="14.393cm">
          <text:p text:style-name="P5"/>
        </draw:line>
        <draw:rect draw:style-name="gr1" draw:text-style-name="P2" draw:layer="layout" svg:width="4.762cm" svg:height="1.639cm" svg:x="5.424cm" svg:y="16.726cm">
          <text:p text:style-name="P1"><text:span text:style-name="T1">Write wrapper</text:span></text:p>
          <text:p text:style-name="P1"><text:span text:style-name="T1">meta information</text:span></text:p>
        </draw:rect>
        <draw:rect draw:style-name="gr1" draw:text-style-name="P2" draw:layer="layout" svg:width="4.762cm" svg:height="1.639cm" svg:x="5.344cm" svg:y="19.399cm">
          <text:p text:style-name="P1"><text:span text:style-name="T1">Write Normalised </text:span></text:p>
          <text:p text:style-name="P1"><text:span text:style-name="T1">package XML</text:span></text:p>
        </draw:rect>
        <draw:rect draw:style-name="gr1" draw:text-style-name="P2" draw:layer="layout" svg:width="4.762cm" svg:height="1.639cm" svg:x="5.264cm" svg:y="22.019cm">
          <text:p text:style-name="P1"><text:span text:style-name="T1">Write wrapper</text:span></text:p>
          <text:p text:style-name="P1"><text:span text:style-name="T1">meta information</text:span></text:p>
        </draw:rect>
        <draw:line draw:style-name="gr2" draw:text-style-name="P3" draw:layer="layout" svg:x1="7.672cm" svg:y1="15.716cm" svg:x2="7.672cm" svg:y2="16.748cm">
          <text:p text:style-name="P5"/>
        </draw:line>
        <draw:line draw:style-name="gr2" draw:text-style-name="P3" draw:layer="layout" svg:x1="7.645cm" svg:y1="18.389cm" svg:x2="7.645cm" svg:y2="19.421cm">
          <text:p text:style-name="P5"/>
        </draw:line>
        <draw:line draw:style-name="gr2" draw:text-style-name="P3" draw:layer="layout" svg:x1="7.645cm" svg:y1="21.035cm" svg:x2="7.645cm" svg:y2="22.067cm">
          <text:p text:style-name="P5"/>
        </draw:line>
        <draw:line draw:style-name="gr2" draw:text-style-name="P3" draw:layer="layout" svg:x1="7.645cm" svg:y1="23.654cm" svg:x2="7.645cm" svg:y2="24.686cm">
          <text:p text:style-name="P5"/>
        </draw:line>
        <draw:rect draw:style-name="gr1" draw:text-style-name="P2" draw:layer="layout" svg:width="4.762cm" svg:height="1.639cm" svg:x="5.211cm" svg:y="24.666cm">
          <text:p text:style-name="P1"><text:span text:style-name="T1">Return normaliser</text:span></text:p>
          <text:p text:style-name="P1"><text:span text:style-name="T1">datastore</text:span></text:p>
        </draw:rect>
        <draw:frame draw:style-name="gr4" draw:text-style-name="P6" draw:layer="layout" svg:width="6.267cm" svg:height="0.949cm" svg:x="14.869cm" svg:y="2.773cm">
          <draw:text-box>
            <text:p text:style-name="P4"><text:span text:style-name="T1">1. Create the XenaInputSource</text:span></text:p>
            <text:p text:style-name="P5"><text:span text:style-name="T1">Use XenaInputSource</text:span></text:p>
          </draw:text-box>
        </draw:frame>
        <draw:frame draw:style-name="gr5" draw:text-style-name="P5" draw:layer="layout" svg:width="0.264cm" svg:height="0.954cm" svg:x="15.584cm" svg:y="6.827cm">
          <draw:text-box>
            <text:p text:style-name="P5"/>
          </draw:text-box>
        </draw:frame>
        <draw:frame draw:style-name="gr6" draw:layer="layout" svg:width="0.002cm" svg:height="0.954cm" svg:x="17.25cm" svg:y="3.572cm">
          <draw:text-box>
            <text:p text:style-name="P5"/>
          </draw:text-box>
        </draw:frame>
        <draw:frame draw:style-name="gr7" draw:text-style-name="P5" draw:layer="layout" svg:width="0.053cm" svg:height="0.954cm" svg:x="14.261cm" svg:y="2.884cm">
          <draw:text-box>
            <text:p text:style-name="P5"/>
          </draw:text-box>
        </draw:frame>
        <draw:frame draw:style-name="gr6" draw:layer="layout" svg:width="0.002cm" svg:height="0.954cm" svg:x="10.345cm" svg:y="0.609cm">
          <draw:text-box>
            <text:p text:style-name="P5"/>
          </draw:text-box>
        </draw:frame>
        <draw:line draw:style-name="gr8" draw:text-style-name="P3" draw:layer="layout" svg:x1="0.714cm" svg:y1="8.202cm" svg:x2="20.32cm" svg:y2="8.202cm">
          <text:p text:style-name="P5"/>
        </draw:line>
        <draw:line draw:style-name="gr8" draw:text-style-name="P3" draw:layer="layout" svg:x1="0.714cm" svg:y1="11.245cm" svg:x2="20.32cm" svg:y2="11.245cm">
          <text:p text:style-name="P5"/>
        </draw:line>
        <draw:line draw:style-name="gr8" draw:text-style-name="P3" draw:layer="layout" svg:x1="0.714cm" svg:y1="4.657cm" svg:x2="20.32cm" svg:y2="4.657cm">
          <text:p text:style-name="P5"/>
        </draw:line>
        <draw:line draw:style-name="gr8" draw:text-style-name="P3" draw:layer="layout" svg:x1="0.767cm" svg:y1="16.034cm" svg:x2="20.373cm" svg:y2="16.034cm">
          <text:p text:style-name="P5"/>
        </draw:line>
        <draw:line draw:style-name="gr8" draw:text-style-name="P3" draw:layer="layout" svg:x1="0.714cm" svg:y1="13.706cm" svg:x2="20.32cm" svg:y2="13.706cm">
          <text:p text:style-name="P5"/>
        </draw:line>
        <draw:line draw:style-name="gr8" draw:text-style-name="P3" draw:layer="layout" svg:x1="0.714cm" svg:y1="18.732cm" svg:x2="20.32cm" svg:y2="18.732cm">
          <text:p text:style-name="P5"/>
        </draw:line>
        <draw:line draw:style-name="gr8" draw:text-style-name="P3" draw:layer="layout" svg:x1="0.714cm" svg:y1="21.326cm" svg:x2="20.32cm" svg:y2="21.326cm">
          <text:p text:style-name="P5"/>
        </draw:line>
        <draw:line draw:style-name="gr8" draw:text-style-name="P3" draw:layer="layout" svg:x1="0.714cm" svg:y1="23.945cm" svg:x2="20.32cm" svg:y2="23.945cm">
          <text:p text:style-name="P5"/>
        </draw:line>
        <draw:frame draw:style-name="gr4" draw:text-style-name="P6" draw:layer="layout" svg:width="4.26cm" svg:height="0.949cm" svg:x="16.085cm" svg:y="6.22cm">
          <draw:text-box>
            <text:p text:style-name="P5"><text:span text:style-name="T1">2. Get the input type.</text:span></text:p>
            <text:p text:style-name="P5"><text:span text:style-name="T1">Use Guesser</text:span></text:p>
          </draw:text-box>
        </draw:frame>
        <draw:frame draw:style-name="gr4" draw:text-style-name="P6" draw:layer="layout" svg:width="4.653cm" svg:height="0.949cm" svg:x="16.06cm" svg:y="9.528cm">
          <draw:text-box>
            <text:p text:style-name="P4"><text:span text:style-name="T1">3. Get the normaliser</text:span></text:p>
            <text:p text:style-name="P5"><text:span text:style-name="T1">Use NormaliserManager</text:span></text:p>
          </draw:text-box>
        </draw:frame>
        <draw:frame draw:style-name="gr9" draw:text-style-name="P6" draw:layer="layout" svg:width="5.16cm" svg:height="0.949cm" svg:x="12.964cm" svg:y="12.201cm">
          <draw:text-box>
            <text:p text:style-name="P5"><text:span text:style-name="T1">4. Create the output flie</text:span></text:p>
            <text:p text:style-name="P5"><text:span text:style-name="T1">Use FileNamer</text:span></text:p>
          </draw:text-box>
        </draw:frame>
        <draw:frame draw:style-name="gr4" draw:text-style-name="P6" draw:layer="layout" svg:width="7.487cm" svg:height="0.949cm" svg:x="13.044cm" svg:y="14.424cm">
          <draw:text-box>
            <text:p text:style-name="P5"><text:span text:style-name="T1">5. Get the meta data <text:s/>wrapper</text:span></text:p>
            <text:p text:style-name="P5"><text:span text:style-name="T1">Use MetaDataWrapperManager</text:span></text:p>
          </draw:text-box>
        </draw:frame>
        <draw:frame draw:style-name="gr4" draw:text-style-name="P6" draw:layer="layout" svg:width="6.616cm" svg:height="0.949cm" svg:x="12.91cm" svg:y="16.964cm">
          <draw:text-box>
            <text:p text:style-name="P5"><text:span text:style-name="T1">6. Write the header information</text:span></text:p>
            <text:p text:style-name="P5"><text:span text:style-name="T1">Use meta data Wrapper</text:span></text:p>
          </draw:text-box>
        </draw:frame>
        <draw:frame draw:style-name="gr4" draw:text-style-name="P6" draw:layer="layout" svg:width="4.26cm" svg:height="0.949cm" svg:x="12.858cm" svg:y="19.478cm">
          <draw:text-box>
            <text:p text:style-name="P5"><text:span text:style-name="T1">7. Normalise the file</text:span></text:p>
            <text:p text:style-name="P5"><text:span text:style-name="T1">Use normaliser</text:span></text:p>
          </draw:text-box>
        </draw:frame>
        <draw:frame draw:style-name="gr4" draw:text-style-name="P6" draw:layer="layout" svg:width="6.985cm" svg:height="1.423cm" svg:x="12.858cm" svg:y="22.255cm">
          <draw:text-box>
            <text:p text:style-name="P4"><text:span text:style-name="T1">8. Write any footer meta information.</text:span></text:p>
            <text:p text:style-name="P5"><text:span text:style-name="T1">Use meta data </text:span></text:p>
            <text:p text:style-name="P5"><text:span text:style-name="T1">Wrapper</text:span></text:p>
          </draw:text-box>
        </draw:frame>
        <draw:frame draw:style-name="gr4" draw:text-style-name="P6" draw:layer="layout" svg:width="6.958cm" svg:height="0.949cm" svg:x="12.938cm" svg:y="25.166cm">
          <draw:text-box>
            <text:p text:style-name="P5"><text:span text:style-name="T1">9. Return the NormaliserDataStore.</text:span></text:p>
            <text:p text:style-name="P5"><text:span text:style-name="T1">Use NormaliserDataStore</text:span></text:p>
          </draw:text-box>
        </draw:frame>
        <draw:line draw:style-name="gr2" draw:text-style-name="P3" draw:layer="layout" svg:x1="8.969cm" svg:y1="7.382cm" svg:x2="3.889cm" svg:y2="9.208cm">
          <text:p text:style-name="P5"/>
        </draw:line>
        <draw:line draw:style-name="gr2" draw:text-style-name="P3" draw:layer="layout" svg:x1="3.414cm" svg:y1="7.567cm" svg:x2="3.915cm" svg:y2="9.234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4cm" fo:margin-left="0.423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Andy K</meta:initial-creator>
    <meta:creation-date>2005-10-14T11:45:24</meta:creation-date>
    <dc:creator>Andrew Keeling</dc:creator>
    <dc:date>2006-06-23T12:02:15</dc:date>
    <dc:language>en-US</dc:language>
    <meta:editing-cycles>7</meta:editing-cycles>
    <meta:editing-duration>PT3H30M22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